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FIFO</text:p>
          </table:table-cell>
          <table:table-cell office:value-type="string" calcext:value-type="string">
            <text:p>NOSSO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950" calcext:value-type="float">
            <text:p>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íza </meta:initial-creator>
    <meta:creation-date>2015-12-17T23:37:54.547364350</meta:creation-date>
    <dc:date>2015-12-18T00:01:41.502712483</dc:date>
    <dc:creator>Raíza </dc:creator>
    <meta:editing-duration>PT8M36S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